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unga" svg:font-family="Tung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p&gt;Well my name as you already know is Agbeko Frank Kweku, born in Kpando in the Volta Region of the country called Ghana.(somewhere in Africa). I hold degree in Maths and now an EIT at MEST &lt;/p&gt;. </text:p>
      <text:p text:style-name="P1"/>
      <text:p text:style-name="P1">&lt;p&gt; I started School at the Happy Home Prep. School at Lapaz Where I completed my junior school. I then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unga" svg:font-family="Tung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beko kweku</meta:initial-creator>
    <meta:creation-date>2013-09-12T20:08:51.39</meta:creation-date>
    <meta:document-statistic meta:table-count="0" meta:image-count="0" meta:object-count="0" meta:page-count="1" meta:paragraph-count="2" meta:word-count="57" meta:character-count="303"/>
    <dc:date>2013-09-12T20:11:51.28</dc:date>
    <dc:creator>agbeko kweku</dc:creator>
    <meta:editing-duration>PT3M2S</meta:editing-duration>
    <meta:editing-cycles>1</meta:editing-cycles>
    <meta:generator>OpenOffice/4.0.0$Win32 OpenOffice.org_project/400m3$Build-9702</meta:generator>
  </office:meta>
</office:document-meta>
</file>